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415" officeooo:paragraph-rsid="00134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</text:p>
      <text:p text:style-name="P1"/>
      <text:p text:style-name="P1">comment retourner un message si possible mauvais password</text:p>
      <text:p text:style-name="P1">un token est crée lors ddu signup ?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1:51:05.029450208</meta:creation-date>
    <dc:date>2022-07-18T11:52:42.034790629</dc:date>
    <meta:editing-duration>PT1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7" meta:character-count="102" meta:non-whitespace-character-count="87"/>
  </office:meta>
</office:document-meta>
</file>